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P1" style:family="paragraph" style:parent-style-name="Standard">
      <style:paragraph-properties fo:text-align="center" style:justify-single-word="false"/>
      <style:text-properties officeooo:rsid="0012199c" officeooo:paragraph-rsid="0012199c"/>
    </style:style>
    <style:style style:name="P2" style:family="paragraph" style:parent-style-name="Standard">
      <style:paragraph-properties fo:text-align="center" style:justify-single-word="false"/>
      <style:text-properties officeooo:rsid="00122e61" officeooo:paragraph-rsid="00122e61"/>
    </style:style>
    <style:style style:name="P3" style:family="paragraph" style:parent-style-name="Standard">
      <style:paragraph-properties fo:text-align="start" style:justify-single-word="false"/>
      <style:text-properties officeooo:rsid="00122e61" officeooo:paragraph-rsid="00122e61"/>
    </style:style>
    <style:style style:name="P4" style:family="paragraph" style:parent-style-name="Standard">
      <style:paragraph-properties fo:text-align="center" style:justify-single-word="false"/>
      <style:text-properties officeooo:rsid="0026fae3" officeooo:paragraph-rsid="0026fae3"/>
    </style:style>
    <style:style style:name="P5"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63d2f2" officeooo:paragraph-rsid="0063d2f2"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a8f0ac" officeooo:paragraph-rsid="00a8f0ac"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a8f0ac" officeooo:paragraph-rsid="00afd8c7"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tyle="italic" style:text-underline-style="none" fo:font-weight="normal" officeooo:rsid="0065cdba" officeooo:paragraph-rsid="008f98e9" style:font-style-asian="italic" style:font-weight-asian="normal" style:font-style-complex="italic" style:font-weight-complex="normal"/>
    </style:style>
    <style:style style:name="P9" style:family="paragraph" style:parent-style-name="Standard">
      <style:paragraph-properties fo:text-align="center" style:justify-single-word="false"/>
      <style:text-properties fo:font-style="italic" style:text-underline-style="none" fo:font-weight="normal" officeooo:rsid="00a3010d" officeooo:paragraph-rsid="00a5ab66"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officeooo:rsid="007a34d4" officeooo:paragraph-rsid="007a34d4"/>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9d2380" officeooo:paragraph-rsid="009d2380"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tyle="normal" officeooo:rsid="0084a430" officeooo:paragraph-rsid="008529b0" style:font-style-asian="normal" style:font-style-complex="normal"/>
    </style:style>
    <style:style style:name="P13" style:family="paragraph" style:parent-style-name="Standard">
      <style:paragraph-properties fo:text-align="start" style:justify-single-word="false"/>
      <style:text-properties fo:font-style="normal" style:text-underline-style="none" fo:font-weight="normal" officeooo:rsid="009abbf0" officeooo:paragraph-rsid="009b3605"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font-style="normal" style:text-underline-style="none" fo:font-weight="normal" officeooo:rsid="009b3605" officeooo:paragraph-rsid="009b3605"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style:text-underline-style="none" fo:font-weight="normal" officeooo:rsid="00a7821a" officeooo:paragraph-rsid="00a7821a"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style:text-underline-style="none" fo:font-weight="normal" officeooo:rsid="00a8f0ac" officeooo:paragraph-rsid="00a8f0ac"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aaa3d6" officeooo:paragraph-rsid="00aaa3d6"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abe408" officeooo:paragraph-rsid="00abe408" style:font-style-asian="normal" style:font-weight-asian="normal" style:font-style-complex="normal" style:font-weight-complex="normal"/>
    </style:style>
    <style:style style:name="P19" style:family="paragraph" style:parent-style-name="Standard">
      <style:paragraph-properties fo:text-align="center" style:justify-single-word="false"/>
      <style:text-properties fo:font-style="normal" style:text-underline-style="none" fo:font-weight="normal" officeooo:rsid="00b000e6" officeooo:paragraph-rsid="00afd8c7"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b446be" officeooo:paragraph-rsid="00b446be"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officeooo:rsid="00141769" officeooo:paragraph-rsid="00141769"/>
    </style:style>
    <style:style style:name="P22" style:family="paragraph" style:parent-style-name="Standard">
      <style:paragraph-properties fo:text-align="start" style:justify-single-word="false"/>
      <style:text-properties officeooo:rsid="0020fc58" officeooo:paragraph-rsid="0020fc58"/>
    </style:style>
    <style:style style:name="P23" style:family="paragraph" style:parent-style-name="Standard">
      <style:paragraph-properties fo:text-align="start" style:justify-single-word="false"/>
      <style:text-properties officeooo:rsid="002d1ace" officeooo:paragraph-rsid="00804008"/>
    </style:style>
    <style:style style:name="P24" style:family="paragraph" style:parent-style-name="Standard">
      <style:paragraph-properties fo:text-align="start" style:justify-single-word="false"/>
      <style:text-properties officeooo:rsid="002d1ace" officeooo:paragraph-rsid="002d1ace"/>
    </style:style>
    <style:style style:name="P25" style:family="paragraph" style:parent-style-name="Standard">
      <style:paragraph-properties fo:text-align="start" style:justify-single-word="false"/>
      <style:text-properties officeooo:rsid="002b8580" officeooo:paragraph-rsid="002b8580"/>
    </style:style>
    <style:style style:name="P26" style:family="paragraph" style:parent-style-name="Standard">
      <style:paragraph-properties fo:text-align="start" style:justify-single-word="false"/>
      <style:text-properties officeooo:rsid="006d1c97" officeooo:paragraph-rsid="006e6fd5"/>
    </style:style>
    <style:style style:name="P27" style:family="paragraph" style:parent-style-name="Standard">
      <style:paragraph-properties fo:text-align="start" style:justify-single-word="false"/>
      <style:text-properties officeooo:rsid="003534d5" officeooo:paragraph-rsid="0040f315"/>
    </style:style>
    <style:style style:name="P28" style:family="paragraph" style:parent-style-name="Standard">
      <style:paragraph-properties fo:text-align="start" style:justify-single-word="false"/>
      <style:text-properties officeooo:rsid="00764ea2" officeooo:paragraph-rsid="00764ea2"/>
    </style:style>
    <style:style style:name="P29" style:family="paragraph" style:parent-style-name="Table_20_Contents">
      <style:paragraph-properties fo:text-align="start" style:justify-single-word="false"/>
      <style:text-properties style:font-name="Osaka" officeooo:rsid="00b96317" officeooo:paragraph-rsid="00b96317"/>
    </style:style>
    <style:style style:name="P30" style:family="paragraph" style:parent-style-name="Table_20_Contents">
      <style:paragraph-properties fo:text-align="start" style:justify-single-word="false"/>
      <style:text-properties style:font-name="Osaka" officeooo:rsid="00bc6083" officeooo:paragraph-rsid="00bc6083"/>
    </style:style>
    <style:style style:name="P31" style:family="paragraph" style:parent-style-name="Table_20_Contents">
      <style:paragraph-properties fo:text-align="start" style:justify-single-word="false"/>
      <style:text-properties style:font-name="Osaka" officeooo:rsid="00c192a3" officeooo:paragraph-rsid="00c192a3"/>
    </style:style>
    <style:style style:name="P32" style:family="paragraph" style:parent-style-name="Table_20_Contents">
      <style:paragraph-properties fo:text-align="start" style:justify-single-word="false"/>
      <style:text-properties style:font-name="Osaka" officeooo:rsid="00c1e203" officeooo:paragraph-rsid="00c1e203"/>
    </style:style>
    <style:style style:name="P33" style:family="paragraph" style:parent-style-name="Table_20_Contents">
      <style:paragraph-properties fo:text-align="start" style:justify-single-word="false"/>
      <style:text-properties style:font-name="Osaka" officeooo:rsid="00c48ef5" officeooo:paragraph-rsid="00c48ef5"/>
    </style:style>
    <style:style style:name="P34" style:family="paragraph" style:parent-style-name="Table_20_Contents">
      <style:paragraph-properties fo:text-align="start" style:justify-single-word="false"/>
      <style:text-properties style:font-name="Osaka" officeooo:rsid="00c77433" officeooo:paragraph-rsid="00c77433"/>
    </style:style>
    <style:style style:name="P35" style:family="paragraph" style:parent-style-name="Table_20_Contents">
      <style:paragraph-properties fo:text-align="start" style:justify-single-word="false"/>
      <style:text-properties style:font-name="Osaka" officeooo:rsid="00cb374e" officeooo:paragraph-rsid="00cb374e"/>
    </style:style>
    <style:style style:name="P36" style:family="paragraph" style:parent-style-name="Table_20_Contents">
      <style:paragraph-properties fo:text-align="start" style:justify-single-word="false"/>
      <style:text-properties style:font-name="Osaka" officeooo:rsid="00cfb650" officeooo:paragraph-rsid="00cfb650"/>
    </style:style>
    <style:style style:name="P37" style:family="paragraph" style:parent-style-name="Table_20_Contents">
      <style:paragraph-properties fo:text-align="start" style:justify-single-word="false"/>
      <style:text-properties style:font-name="Osaka" officeooo:rsid="00d770a4" officeooo:paragraph-rsid="00d770a4"/>
    </style:style>
    <style:style style:name="P38" style:family="paragraph" style:parent-style-name="Standard" style:list-style-name="L1">
      <style:paragraph-properties fo:text-align="start" style:justify-single-word="false"/>
      <style:text-properties officeooo:rsid="00146894" officeooo:paragraph-rsid="00146894"/>
    </style:style>
    <style:style style:name="P39" style:family="paragraph" style:parent-style-name="Standard" style:list-style-name="L1">
      <style:paragraph-properties fo:text-align="start" style:justify-single-word="false"/>
      <style:text-properties officeooo:rsid="005da478" officeooo:paragraph-rsid="005da478"/>
    </style:style>
    <style:style style:name="P40" style:family="paragraph" style:parent-style-name="Standard" style:list-style-name="L1">
      <style:paragraph-properties fo:text-align="start" style:justify-single-word="false"/>
      <style:text-properties officeooo:rsid="0077c565" officeooo:paragraph-rsid="0077c565"/>
    </style:style>
    <style:style style:name="P41" style:family="paragraph" style:parent-style-name="Standard" style:list-style-name="L1">
      <style:paragraph-properties fo:text-align="start" style:justify-single-word="false"/>
      <style:text-properties officeooo:rsid="00141769" officeooo:paragraph-rsid="00316ce8"/>
    </style:style>
    <style:style style:name="P42" style:family="paragraph" style:parent-style-name="Standard" style:list-style-name="L1">
      <style:paragraph-properties fo:text-align="start" style:justify-single-word="false"/>
      <style:text-properties officeooo:rsid="00157b39" officeooo:paragraph-rsid="00157b39"/>
    </style:style>
    <style:style style:name="P43" style:family="paragraph" style:parent-style-name="Standard" style:list-style-name="L1">
      <style:paragraph-properties fo:text-align="start" style:justify-single-word="false"/>
      <style:text-properties officeooo:rsid="00169279" officeooo:paragraph-rsid="00169279"/>
    </style:style>
    <style:style style:name="P44" style:family="paragraph" style:parent-style-name="Standard" style:list-style-name="L1">
      <style:paragraph-properties fo:text-align="start" style:justify-single-word="false"/>
      <style:text-properties officeooo:rsid="001a3f09" officeooo:paragraph-rsid="001a3f09"/>
    </style:style>
    <style:style style:name="P45" style:family="paragraph" style:parent-style-name="Standard" style:list-style-name="L1">
      <style:paragraph-properties fo:text-align="start" style:justify-single-word="false"/>
      <style:text-properties officeooo:rsid="001d90f3" officeooo:paragraph-rsid="001d90f3"/>
    </style:style>
    <style:style style:name="P46" style:family="paragraph" style:parent-style-name="Standard" style:list-style-name="L1">
      <style:paragraph-properties fo:text-align="start" style:justify-single-word="false"/>
      <style:text-properties officeooo:rsid="001ddd68" officeooo:paragraph-rsid="001ddd68"/>
    </style:style>
    <style:style style:name="P47" style:family="paragraph" style:parent-style-name="Standard" style:list-style-name="L1">
      <style:paragraph-properties fo:text-align="start" style:justify-single-word="false"/>
      <style:text-properties officeooo:rsid="0079d479" officeooo:paragraph-rsid="0079d479"/>
    </style:style>
    <style:style style:name="P48" style:family="paragraph" style:parent-style-name="Standard" style:list-style-name="L1">
      <style:paragraph-properties fo:text-align="start" style:justify-single-word="false"/>
      <style:text-properties officeooo:rsid="0020fc58" officeooo:paragraph-rsid="0020fc58"/>
    </style:style>
    <style:style style:name="P49" style:family="paragraph" style:parent-style-name="Standard" style:list-style-name="L1">
      <style:paragraph-properties fo:text-align="start" style:justify-single-word="false"/>
      <style:text-properties officeooo:rsid="002d1ace" officeooo:paragraph-rsid="00804008"/>
    </style:style>
    <style:style style:name="P50" style:family="paragraph" style:parent-style-name="Standard" style:list-style-name="L1">
      <style:paragraph-properties fo:text-align="start" style:justify-single-word="false"/>
      <style:text-properties officeooo:rsid="002d1ace" officeooo:paragraph-rsid="0045bf15"/>
    </style:style>
    <style:style style:name="P51" style:family="paragraph" style:parent-style-name="Standard" style:list-style-name="L1">
      <style:paragraph-properties fo:text-align="start" style:justify-single-word="false"/>
      <style:text-properties officeooo:rsid="00748c7f" officeooo:paragraph-rsid="007db45c"/>
    </style:style>
    <style:style style:name="P52" style:family="paragraph" style:parent-style-name="Standard" style:list-style-name="L1">
      <style:paragraph-properties fo:text-align="start" style:justify-single-word="false"/>
      <style:text-properties officeooo:rsid="0053fbe2" officeooo:paragraph-rsid="0053fbe2"/>
    </style:style>
    <style:style style:name="P53" style:family="paragraph" style:parent-style-name="Standard" style:list-style-name="L1">
      <style:paragraph-properties fo:text-align="start" style:justify-single-word="false"/>
      <style:text-properties officeooo:rsid="0058a1b2" officeooo:paragraph-rsid="0058a1b2"/>
    </style:style>
    <style:style style:name="P54" style:family="paragraph" style:parent-style-name="Standard" style:list-style-name="L1">
      <style:paragraph-properties fo:text-align="start" style:justify-single-word="false"/>
      <style:text-properties officeooo:rsid="00474da7" officeooo:paragraph-rsid="00474da7"/>
    </style:style>
    <style:style style:name="P55" style:family="paragraph" style:parent-style-name="Standard" style:list-style-name="L1">
      <style:paragraph-properties fo:text-align="start" style:justify-single-word="false"/>
      <style:text-properties officeooo:rsid="00491a20" officeooo:paragraph-rsid="00491a20"/>
    </style:style>
    <style:style style:name="P56" style:family="paragraph" style:parent-style-name="Standard" style:list-style-name="L1">
      <style:paragraph-properties fo:text-align="start" style:justify-single-word="false"/>
      <style:text-properties officeooo:rsid="0038eeff" officeooo:paragraph-rsid="0051b0e3"/>
    </style:style>
    <style:style style:name="P57" style:family="paragraph" style:parent-style-name="Standard" style:list-style-name="L1">
      <style:paragraph-properties fo:text-align="start" style:justify-single-word="false"/>
      <style:text-properties officeooo:rsid="007a34d4" officeooo:paragraph-rsid="007a34d4"/>
    </style:style>
    <style:style style:name="P58" style:family="paragraph" style:parent-style-name="Standard" style:list-style-name="L1">
      <style:paragraph-properties fo:text-align="start" style:justify-single-word="false"/>
      <style:text-properties officeooo:rsid="00d679be" officeooo:paragraph-rsid="00d679be"/>
    </style:style>
    <style:style style:name="P59" style:family="paragraph" style:parent-style-name="Standard" style:list-style-name="L1">
      <style:paragraph-properties fo:text-align="start" style:justify-single-word="false"/>
      <style:text-properties officeooo:rsid="002b8580" officeooo:paragraph-rsid="005b95b2"/>
    </style:style>
    <style:style style:name="P60" style:family="paragraph" style:parent-style-name="Standard" style:list-style-name="L1">
      <style:paragraph-properties fo:text-align="start" style:justify-single-word="false"/>
      <style:text-properties officeooo:rsid="005b95b2" officeooo:paragraph-rsid="005b95b2"/>
    </style:style>
    <style:style style:name="P61" style:family="paragraph" style:parent-style-name="Standard" style:list-style-name="L1">
      <style:paragraph-properties fo:text-align="start" style:justify-single-word="false"/>
      <style:text-properties officeooo:rsid="00361126" officeooo:paragraph-rsid="0044a811"/>
    </style:style>
    <style:style style:name="P62" style:family="paragraph" style:parent-style-name="Standard" style:list-style-name="L1">
      <style:paragraph-properties fo:text-align="start" style:justify-single-word="false"/>
      <style:text-properties officeooo:rsid="006cd55c" officeooo:paragraph-rsid="006e6fd5"/>
    </style:style>
    <style:style style:name="P63" style:family="paragraph" style:parent-style-name="Standard" style:list-style-name="L1">
      <style:paragraph-properties fo:text-align="start" style:justify-single-word="false"/>
      <style:text-properties officeooo:rsid="006d1c97" officeooo:paragraph-rsid="006e6fd5"/>
    </style:style>
    <style:style style:name="P64" style:family="paragraph" style:parent-style-name="Standard" style:list-style-name="L1">
      <style:paragraph-properties fo:text-align="start" style:justify-single-word="false"/>
      <style:text-properties officeooo:rsid="002742fe" officeooo:paragraph-rsid="002742fe"/>
    </style:style>
    <style:style style:name="P65" style:family="paragraph" style:parent-style-name="Standard" style:list-style-name="L1">
      <style:paragraph-properties fo:text-align="start" style:justify-single-word="false"/>
      <style:text-properties officeooo:rsid="00300fc2" officeooo:paragraph-rsid="00300fc2"/>
    </style:style>
    <style:style style:name="P66" style:family="paragraph" style:parent-style-name="Standard" style:list-style-name="L1">
      <style:paragraph-properties fo:text-align="start" style:justify-single-word="false"/>
      <style:text-properties officeooo:rsid="0042be97" officeooo:paragraph-rsid="0042be97"/>
    </style:style>
    <style:style style:name="P67" style:family="paragraph" style:parent-style-name="Standard" style:list-style-name="L1">
      <style:paragraph-properties fo:text-align="start" style:justify-single-word="false"/>
      <style:text-properties fo:font-weight="normal" officeooo:rsid="0061d82e" officeooo:paragraph-rsid="0061d82e" style:font-weight-asian="normal" style:font-weight-complex="normal"/>
    </style:style>
    <style:style style:name="P68" style:family="paragraph" style:parent-style-name="Standard" style:list-style-name="L1">
      <style:paragraph-properties fo:text-align="start" style:justify-single-word="false"/>
      <style:text-properties officeooo:rsid="008536b2" officeooo:paragraph-rsid="008536b2"/>
    </style:style>
    <style:style style:name="P69" style:family="paragraph" style:parent-style-name="Standard" style:list-style-name="L1">
      <style:paragraph-properties fo:text-align="start" style:justify-single-word="false"/>
      <style:text-properties officeooo:rsid="004f76ab" officeooo:paragraph-rsid="002a4767"/>
    </style:style>
    <style:style style:name="P70" style:family="paragraph" style:parent-style-name="Standard" style:list-style-name="L1">
      <style:paragraph-properties fo:text-align="start" style:justify-single-word="false"/>
      <style:text-properties officeooo:rsid="004f76ab" officeooo:paragraph-rsid="004f76ab"/>
    </style:style>
    <style:style style:name="P71" style:family="paragraph" style:parent-style-name="Standard" style:list-style-name="L1">
      <style:paragraph-properties fo:text-align="start" style:justify-single-word="false"/>
      <style:text-properties officeooo:rsid="00764ea2" officeooo:paragraph-rsid="00764ea2"/>
    </style:style>
    <style:style style:name="P72" style:family="paragraph" style:parent-style-name="Standard" style:list-style-name="L1">
      <style:paragraph-properties fo:text-align="center" style:justify-single-word="false"/>
      <style:text-properties fo:font-style="italic" style:text-underline-style="solid" style:text-underline-width="auto" style:text-underline-color="font-color" fo:font-weight="bold" officeooo:rsid="0063d2f2" officeooo:paragraph-rsid="008f98e9" style:font-style-asian="italic" style:font-weight-asian="bold" style:font-style-complex="italic" style:font-weight-complex="bold"/>
    </style:style>
    <style:style style:name="P73" style:family="paragraph" style:parent-style-name="Standard" style:list-style-name="L1">
      <style:paragraph-properties fo:text-align="center" style:justify-single-word="false"/>
      <style:text-properties fo:font-style="italic" style:text-underline-style="solid" style:text-underline-width="auto" style:text-underline-color="font-color" fo:font-weight="bold" officeooo:rsid="0063d2f2" officeooo:paragraph-rsid="00a5ab66" style:font-style-asian="italic" style:font-weight-asian="bold" style:font-style-complex="italic" style:font-weight-complex="bold"/>
    </style:style>
    <style:style style:name="P74"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91f461" officeooo:paragraph-rsid="0091f461" style:font-style-asian="normal" style:font-weight-asian="normal" style:font-style-complex="normal" style:font-weight-complex="normal"/>
    </style:style>
    <style:style style:name="P75"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963ed7" officeooo:paragraph-rsid="00963ed7" style:font-style-asian="normal" style:font-weight-asian="normal" style:font-style-complex="normal" style:font-weight-complex="normal"/>
    </style:style>
    <style:style style:name="P76"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a1657f" officeooo:paragraph-rsid="00a1657f" style:font-style-asian="normal" style:font-weight-asian="normal" style:font-style-complex="normal" style:font-weight-complex="normal"/>
    </style:style>
    <style:style style:name="P77"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9e5570" officeooo:paragraph-rsid="009e5570" style:font-style-asian="normal" style:font-weight-asian="normal" style:font-style-complex="normal" style:font-weight-complex="normal"/>
    </style:style>
    <style:style style:name="P78" style:family="paragraph" style:parent-style-name="Standard" style:list-style-name="L2">
      <style:paragraph-properties fo:text-align="start" style:justify-single-word="false"/>
      <style:text-properties fo:font-style="normal" style:text-underline-style="solid" style:text-underline-width="auto" style:text-underline-color="font-color" fo:font-weight="normal" officeooo:rsid="009b3605" officeooo:paragraph-rsid="009b3605" style:font-style-asian="normal" style:font-weight-asian="normal" style:font-style-complex="normal" style:font-weight-complex="normal"/>
    </style:style>
    <style:style style:name="P79" style:family="paragraph" style:parent-style-name="Standard" style:list-style-name="L3">
      <style:paragraph-properties fo:text-align="start" style:justify-single-word="false"/>
      <style:text-properties fo:font-style="normal" style:text-underline-style="solid" style:text-underline-width="auto" style:text-underline-color="font-color" fo:font-weight="normal" officeooo:rsid="00a7821a" officeooo:paragraph-rsid="00a7821a" style:font-style-asian="normal" style:font-weight-asian="normal" style:font-style-complex="normal" style:font-weight-complex="normal"/>
    </style:style>
    <style:style style:name="P80" style:family="paragraph" style:parent-style-name="Standard" style:list-style-name="L5">
      <style:paragraph-properties fo:text-align="start" style:justify-single-word="false"/>
      <style:text-properties fo:font-style="normal" style:text-underline-style="solid" style:text-underline-width="auto" style:text-underline-color="font-color" fo:font-weight="normal" officeooo:rsid="00b11ed6" officeooo:paragraph-rsid="00b11ed6" style:font-style-asian="normal" style:font-weight-asian="normal" style:font-style-complex="normal" style:font-weight-complex="normal"/>
    </style:style>
    <style:style style:name="P81" style:family="paragraph" style:parent-style-name="Standard" style:list-style-name="L3">
      <style:paragraph-properties fo:text-align="start" style:justify-single-word="false"/>
      <style:text-properties fo:font-style="normal" style:text-underline-style="none" fo:font-weight="normal" officeooo:rsid="00a7821a" officeooo:paragraph-rsid="00a7821a" style:font-style-asian="normal" style:font-weight-asian="normal" style:font-style-complex="normal" style:font-weight-complex="normal"/>
    </style:style>
    <style:style style:name="P82" style:family="paragraph" style:parent-style-name="Standard" style:list-style-name="L4">
      <style:paragraph-properties fo:text-align="start" style:justify-single-word="false"/>
      <style:text-properties fo:font-style="normal" style:text-underline-style="none" fo:font-weight="normal" officeooo:rsid="00a8f0ac" officeooo:paragraph-rsid="00a8f0ac" style:font-style-asian="normal" style:font-weight-asian="normal" style:font-style-complex="normal" style:font-weight-complex="normal"/>
    </style:style>
    <style:style style:name="P83" style:family="paragraph" style:parent-style-name="Standard" style:list-style-name="L4">
      <style:paragraph-properties fo:text-align="start" style:justify-single-word="false"/>
      <style:text-properties fo:font-style="normal" style:text-underline-style="none" fo:font-weight="normal" officeooo:rsid="00aa9d48" officeooo:paragraph-rsid="00aa9d48" style:font-style-asian="normal" style:font-weight-asian="normal" style:font-style-complex="normal" style:font-weight-complex="normal"/>
    </style:style>
    <style:style style:name="P84" style:family="paragraph" style:parent-style-name="Standard" style:list-style-name="L4">
      <style:paragraph-properties fo:text-align="start" style:justify-single-word="false"/>
      <style:text-properties fo:font-style="normal" style:text-underline-style="none" fo:font-weight="normal" officeooo:rsid="00abe408" officeooo:paragraph-rsid="00abe408" style:font-style-asian="normal" style:font-weight-asian="normal" style:font-style-complex="normal" style:font-weight-complex="normal"/>
    </style:style>
    <style:style style:name="P85" style:family="paragraph" style:parent-style-name="Standard" style:list-style-name="L5">
      <style:paragraph-properties fo:text-align="start" style:justify-single-word="false"/>
      <style:text-properties fo:font-style="normal" style:text-underline-style="none" fo:font-weight="normal" officeooo:rsid="00b2c3a5" officeooo:paragraph-rsid="00b2c3a5" style:font-style-asian="normal" style:font-weight-asian="normal" style:font-style-complex="normal" style:font-weight-complex="normal"/>
    </style:style>
    <style:style style:name="P86" style:family="paragraph" style:parent-style-name="Standard" style:list-style-name="L5">
      <style:paragraph-properties fo:text-align="start" style:justify-single-word="false"/>
      <style:text-properties fo:font-style="normal" style:text-underline-style="none" fo:font-weight="normal" officeooo:rsid="00b446be" officeooo:paragraph-rsid="00b446be" style:font-style-asian="normal" style:font-weight-asian="normal" style:font-style-complex="normal" style:font-weight-complex="normal"/>
    </style:style>
    <style:style style:name="P87" style:family="paragraph" style:parent-style-name="Standard" style:list-style-name="L4">
      <style:paragraph-properties fo:text-align="start" style:justify-single-word="false"/>
      <style:text-properties officeooo:paragraph-rsid="00cc7ab5"/>
    </style:style>
    <style:style style:name="T1" style:family="text">
      <style:text-properties officeooo:rsid="00141769"/>
    </style:style>
    <style:style style:name="T2" style:family="text">
      <style:text-properties officeooo:rsid="001882fe"/>
    </style:style>
    <style:style style:name="T3" style:family="text">
      <style:text-properties officeooo:rsid="001c22db"/>
    </style:style>
    <style:style style:name="T4" style:family="text">
      <style:text-properties officeooo:rsid="0021cfe8"/>
    </style:style>
    <style:style style:name="T5" style:family="text">
      <style:text-properties officeooo:rsid="0028f478"/>
    </style:style>
    <style:style style:name="T6" style:family="text">
      <style:text-properties officeooo:rsid="002dd6d5"/>
    </style:style>
    <style:style style:name="T7" style:family="text">
      <style:text-properties officeooo:rsid="002f7c96"/>
    </style:style>
    <style:style style:name="T8" style:family="text">
      <style:text-properties fo:font-weight="bold" style:font-weight-asian="bold" style:font-weight-complex="bold"/>
    </style:style>
    <style:style style:name="T9" style:family="text">
      <style:text-properties fo:font-weight="bold" officeooo:rsid="00316ce8" style:font-weight-asian="bold" style:font-weight-complex="bold"/>
    </style:style>
    <style:style style:name="T10" style:family="text">
      <style:text-properties fo:font-weight="bold" officeooo:rsid="002f7c96" style:font-weight-asian="bold" style:font-weight-complex="bold"/>
    </style:style>
    <style:style style:name="T11" style:family="text">
      <style:text-properties fo:font-weight="bold" officeooo:rsid="0032b849" style:font-weight-asian="bold" style:font-weight-complex="bold"/>
    </style:style>
    <style:style style:name="T12" style:family="text">
      <style:text-properties fo:font-weight="bold" officeooo:rsid="0028f478" style:font-weight-asian="bold" style:font-weight-complex="bold"/>
    </style:style>
    <style:style style:name="T13" style:family="text">
      <style:text-properties fo:font-weight="bold" officeooo:rsid="0042be97" style:font-weight-asian="bold" style:font-weight-complex="bold"/>
    </style:style>
    <style:style style:name="T14" style:family="text">
      <style:text-properties fo:font-weight="bold" officeooo:rsid="00375374" style:font-weight-asian="bold" style:font-weight-complex="bold"/>
    </style:style>
    <style:style style:name="T15" style:family="text">
      <style:text-properties fo:font-weight="bold" officeooo:rsid="0045bf15" style:font-weight-asian="bold" style:font-weight-complex="bold"/>
    </style:style>
    <style:style style:name="T16" style:family="text">
      <style:text-properties fo:font-weight="bold" officeooo:rsid="004c4fc6" style:font-weight-asian="bold" style:font-weight-complex="bold"/>
    </style:style>
    <style:style style:name="T17" style:family="text">
      <style:text-properties fo:font-weight="bold" officeooo:rsid="00678001" style:font-weight-asian="bold" style:font-weight-complex="bold"/>
    </style:style>
    <style:style style:name="T18" style:family="text">
      <style:text-properties fo:font-weight="bold" officeooo:rsid="007db45c" style:font-weight-asian="bold" style:font-weight-complex="bold"/>
    </style:style>
    <style:style style:name="T19" style:family="text">
      <style:text-properties officeooo:rsid="00316ce8"/>
    </style:style>
    <style:style style:name="T20" style:family="text">
      <style:text-properties fo:font-weight="normal" style:font-weight-asian="normal" style:font-weight-complex="normal"/>
    </style:style>
    <style:style style:name="T21" style:family="text">
      <style:text-properties fo:font-weight="normal" officeooo:rsid="0032b849" style:font-weight-asian="normal" style:font-weight-complex="normal"/>
    </style:style>
    <style:style style:name="T22" style:family="text">
      <style:text-properties fo:font-weight="normal" officeooo:rsid="002f7c96" style:font-weight-asian="normal" style:font-weight-complex="normal"/>
    </style:style>
    <style:style style:name="T23" style:family="text">
      <style:text-properties fo:font-weight="normal" officeooo:rsid="00437123" style:font-weight-asian="normal" style:font-weight-complex="normal"/>
    </style:style>
    <style:style style:name="T24" style:family="text">
      <style:text-properties fo:font-weight="normal" officeooo:rsid="0042be97" style:font-weight-asian="normal" style:font-weight-complex="normal"/>
    </style:style>
    <style:style style:name="T25" style:family="text">
      <style:text-properties fo:font-weight="normal" officeooo:rsid="0045bf15" style:font-weight-asian="normal" style:font-weight-complex="normal"/>
    </style:style>
    <style:style style:name="T26" style:family="text">
      <style:text-properties fo:font-weight="normal" officeooo:rsid="004c4fc6" style:font-weight-asian="normal" style:font-weight-complex="normal"/>
    </style:style>
    <style:style style:name="T27" style:family="text">
      <style:text-properties fo:font-weight="normal" officeooo:rsid="003923d2" style:font-weight-asian="normal" style:font-weight-complex="normal"/>
    </style:style>
    <style:style style:name="T28" style:family="text">
      <style:text-properties fo:font-weight="normal" officeooo:rsid="003a5443" style:font-weight-asian="normal" style:font-weight-complex="normal"/>
    </style:style>
    <style:style style:name="T29" style:family="text">
      <style:text-properties fo:font-weight="normal" officeooo:rsid="00678001" style:font-weight-asian="normal" style:font-weight-complex="normal"/>
    </style:style>
    <style:style style:name="T30" style:family="text">
      <style:text-properties fo:font-weight="normal" officeooo:rsid="007db45c" style:font-weight-asian="normal" style:font-weight-complex="normal"/>
    </style:style>
    <style:style style:name="T31" style:family="text">
      <style:text-properties fo:font-weight="normal" officeooo:rsid="00885ffe" style:font-weight-asian="normal" style:font-weight-complex="normal"/>
    </style:style>
    <style:style style:name="T32" style:family="text">
      <style:text-properties fo:font-weight="normal" officeooo:rsid="008ace89" style:font-weight-asian="normal" style:font-weight-complex="normal"/>
    </style:style>
    <style:style style:name="T33" style:family="text">
      <style:text-properties fo:font-weight="normal" officeooo:rsid="008df62f" style:font-weight-asian="normal" style:font-weight-complex="normal"/>
    </style:style>
    <style:style style:name="T34" style:family="text">
      <style:text-properties fo:font-weight="normal" officeooo:rsid="008f495c" style:font-weight-asian="normal" style:font-weight-complex="normal"/>
    </style:style>
    <style:style style:name="T35" style:family="text">
      <style:text-properties fo:font-weight="normal" officeooo:rsid="00d86787" style:font-weight-asian="normal" style:font-weight-complex="normal"/>
    </style:style>
    <style:style style:name="T36" style:family="text">
      <style:text-properties fo:font-weight="normal" officeooo:rsid="00d8e1e6" style:font-weight-asian="normal" style:font-weight-complex="normal"/>
    </style:style>
    <style:style style:name="T37" style:family="text">
      <style:text-properties fo:font-weight="normal" officeooo:rsid="00da5fab" style:font-weight-asian="normal" style:font-weight-complex="normal"/>
    </style:style>
    <style:style style:name="T38" style:family="text">
      <style:text-properties fo:font-weight="normal" officeooo:rsid="00da6b2a" style:font-weight-asian="normal" style:font-weight-complex="normal"/>
    </style:style>
    <style:style style:name="T39" style:family="text">
      <style:text-properties officeooo:rsid="003534d5"/>
    </style:style>
    <style:style style:name="T40" style:family="text">
      <style:text-properties officeooo:rsid="00375374"/>
    </style:style>
    <style:style style:name="T41" style:family="text">
      <style:text-properties officeooo:rsid="003a5443"/>
    </style:style>
    <style:style style:name="T42" style:family="text">
      <style:text-properties officeooo:rsid="00436a1e"/>
    </style:style>
    <style:style style:name="T43" style:family="text">
      <style:text-properties officeooo:rsid="00464718"/>
    </style:style>
    <style:style style:name="T44" style:family="text">
      <style:text-properties officeooo:rsid="004a553b"/>
    </style:style>
    <style:style style:name="T45" style:family="text">
      <style:text-properties officeooo:rsid="004c3467"/>
    </style:style>
    <style:style style:name="T46" style:family="text">
      <style:text-properties officeooo:rsid="0050c8b3"/>
    </style:style>
    <style:style style:name="T47" style:family="text">
      <style:text-properties officeooo:rsid="00533e93"/>
    </style:style>
    <style:style style:name="T48" style:family="text">
      <style:text-properties officeooo:rsid="00548898"/>
    </style:style>
    <style:style style:name="T49" style:family="text">
      <style:text-properties officeooo:rsid="00561d63"/>
    </style:style>
    <style:style style:name="T50" style:family="text">
      <style:text-properties officeooo:rsid="005687e1"/>
    </style:style>
    <style:style style:name="T51" style:family="text">
      <style:text-properties officeooo:rsid="0059e0b1"/>
    </style:style>
    <style:style style:name="T52" style:family="text">
      <style:text-properties officeooo:rsid="0059f8d2"/>
    </style:style>
    <style:style style:name="T53" style:family="text">
      <style:text-properties officeooo:rsid="005aed05"/>
    </style:style>
    <style:style style:name="T54" style:family="text">
      <style:text-properties officeooo:rsid="005f2eda"/>
    </style:style>
    <style:style style:name="T55" style:family="text">
      <style:text-properties officeooo:rsid="00651aaa"/>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0651aaa" style:font-style-asian="normal" style:font-weight-asian="normal" style:font-style-complex="normal" style:font-weight-complex="normal"/>
    </style:style>
    <style:style style:name="T58" style:family="text">
      <style:text-properties fo:font-style="normal" style:text-underline-style="none" fo:font-weight="normal" officeooo:rsid="00cc7ab5" style:font-style-asian="normal" style:font-weight-asian="normal" style:font-style-complex="normal" style:font-weight-complex="normal"/>
    </style:style>
    <style:style style:name="T59" style:family="text">
      <style:text-properties fo:font-style="normal" style:font-style-asian="normal" style:font-style-complex="normal"/>
    </style:style>
    <style:style style:name="T60" style:family="text">
      <style:text-properties fo:font-style="normal" officeooo:rsid="00821add" style:font-style-asian="normal" style:font-style-complex="normal"/>
    </style:style>
    <style:style style:name="T61" style:family="text">
      <style:text-properties fo:font-style="normal" officeooo:rsid="0082da4a" style:font-style-asian="normal" style:font-style-complex="normal"/>
    </style:style>
    <style:style style:name="T62" style:family="text">
      <style:text-properties fo:font-style="normal" officeooo:rsid="00848287" style:font-style-asian="normal" style:font-style-complex="normal"/>
    </style:style>
    <style:style style:name="T63" style:family="text">
      <style:text-properties fo:font-style="normal" officeooo:rsid="0084a430" style:font-style-asian="normal" style:font-style-complex="normal"/>
    </style:style>
    <style:style style:name="T64" style:family="text">
      <style:text-properties style:text-underline-style="none"/>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65cdba" style:font-weight-asian="normal" style:font-weight-complex="normal"/>
    </style:style>
    <style:style style:name="T67" style:family="text">
      <style:text-properties style:text-underline-style="none" fo:font-weight="normal" officeooo:rsid="00a3010d" style:font-weight-asian="normal" style:font-weight-complex="normal"/>
    </style:style>
    <style:style style:name="T68" style:family="text">
      <style:text-properties style:text-underline-style="none" fo:font-weight="normal" officeooo:rsid="00a5e24f" style:font-weight-asian="normal" style:font-weight-complex="normal"/>
    </style:style>
    <style:style style:name="T69" style:family="text">
      <style:text-properties style:text-underline-style="none" fo:font-weight="normal" officeooo:rsid="00b000e6" style:font-weight-asian="normal" style:font-weight-complex="normal"/>
    </style:style>
    <style:style style:name="T70" style:family="text">
      <style:text-properties style:text-underline-style="none" officeooo:rsid="0065cdba"/>
    </style:style>
    <style:style style:name="T71" style:family="text">
      <style:text-properties style:text-underline-style="none" officeooo:rsid="0093ed4c"/>
    </style:style>
    <style:style style:name="T72" style:family="text">
      <style:text-properties style:text-underline-style="none" officeooo:rsid="0098d9f6"/>
    </style:style>
    <style:style style:name="T73" style:family="text">
      <style:text-properties style:text-underline-style="none" officeooo:rsid="009abbf0"/>
    </style:style>
    <style:style style:name="T74" style:family="text">
      <style:text-properties style:text-underline-style="none" officeooo:rsid="00a3010d"/>
    </style:style>
    <style:style style:name="T75" style:family="text">
      <style:text-properties style:text-underline-style="none" fo:font-weight="bold" style:font-weight-asian="bold" style:font-weight-complex="bold"/>
    </style:style>
    <style:style style:name="T76" style:family="text">
      <style:text-properties style:text-underline-style="none" officeooo:rsid="00b000e6"/>
    </style:style>
    <style:style style:name="T77" style:family="text">
      <style:text-properties officeooo:rsid="006a5687"/>
    </style:style>
    <style:style style:name="T78" style:family="text">
      <style:text-properties officeooo:rsid="006bb8ea"/>
    </style:style>
    <style:style style:name="T79" style:family="text">
      <style:text-properties fo:font-style="italic" officeooo:rsid="00821add" style:font-style-asian="italic" style:font-style-complex="italic"/>
    </style:style>
    <style:style style:name="T80" style:family="text">
      <style:text-properties officeooo:rsid="008f98e9"/>
    </style:style>
    <style:style style:name="T81" style:family="text">
      <style:text-properties officeooo:rsid="00a4f642"/>
    </style:style>
    <style:style style:name="T82" style:family="text">
      <style:text-properties officeooo:rsid="00aed0f5"/>
    </style:style>
    <style:style style:name="T83" style:family="text">
      <style:text-properties officeooo:rsid="00c3d8af"/>
    </style:style>
    <style:style style:name="T84" style:family="text">
      <style:text-properties officeooo:rsid="00cb7c3a"/>
    </style:style>
    <style:style style:name="T85" style:family="text">
      <style:text-properties fo:font-variant="normal" fo:text-transform="none" fo:color="#000000" fo:letter-spacing="normal"/>
    </style:style>
    <style:style style:name="T86" style:family="text">
      <style:text-properties fo:font-variant="normal" fo:text-transform="none" fo:color="#000000" fo:letter-spacing="normal" officeooo:rsid="00ce4fcc"/>
    </style:style>
    <style:style style:name="T87" style:family="text">
      <style:text-properties fo:font-variant="normal" fo:text-transform="none" fo:color="#000000" fo:letter-spacing="normal" officeooo:rsid="00cf94c2"/>
    </style:style>
    <style:style style:name="T88" style:family="text">
      <style:text-properties fo:color="#000000" fo:font-style="normal" style:text-underline-style="none" fo:font-weight="normal" officeooo:rsid="00cc7ab5" style:font-style-asian="normal" style:font-weight-asian="normal" style:font-style-complex="normal" style:font-weight-complex="normal"/>
    </style:style>
    <style:style style:name="T89" style:family="text">
      <style:text-properties officeooo:rsid="00d1801a"/>
    </style:style>
    <style:style style:name="T90" style:family="text">
      <style:text-properties officeooo:rsid="00dd9664"/>
    </style:style>
    <text:list-style style:name="L1">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xt:span text:style-name="T1">Project Exist/</text:span>Watercress Studios Somewhat Decent Ren'Py/Pygame/Python-Specific Style Guide for Modules, <text:span text:style-name="T1">Libraries, Functions, Screens, and Other Incredibly Awkward Objects (IAOs)</text:span></text:p>
      <text:p text:style-name="P2">~ NintendoToad/Nolan <text:span text:style-name="T82">(Version 1.2)</text:span></text:p>
      <text:p text:style-name="P2"/>
      <text:p text:style-name="P4">(Please read the entire document before asking questions. Google's style guide is far shorter than this.)</text:p>
      <text:p text:style-name="P2"/>
      <text:p text:style-name="P5">General <text:span text:style-name="T55">Rules</text:span><text:span text:style-name="T57"> – </text:span><text:span text:style-name="T66">These do not apply to specific objects.</text:span></text:p>
      <text:p text:style-name="P2"/>
      <text:p text:style-name="P2"/>
      <table:table table:name="Table6" table:style-name="Table6">
        <table:table-column table:style-name="Table6.A"/>
        <table:table-row>
          <table:table-cell table:style-name="Table6.A1" office:value-type="string">
            <text:p text:style-name="P33"><text:s text:c="12"/># Show second image if available</text:p>
            <text:p text:style-name="P33"><text:s text:c="12"/># Clear text because correct image</text:p>
            <text:p text:style-name="P33"><text:s text:c="12"/>if(os.path.isfile(loc2)):</text:p>
            <text:p text:style-name="P33"><text:s text:c="16"/>setimage = self.img2</text:p>
            <text:p text:style-name="P33"><text:s text:c="16"/>setloc = loc2</text:p>
            <text:p text:style-name="P33"><text:s text:c="16"/>text = ""</text:p>
            <text:p text:style-name="P33"><text:s text:c="12"/># First image otherwise</text:p>
            <text:p text:style-name="P33"><text:s text:c="12"/># Generate text if wrong image</text:p>
            <text:p text:style-name="P33"><text:s text:c="12"/>else:</text:p>
            <text:p text:style-name="P33"><text:s text:c="16"/>setimage = self.img1</text:p>
            <text:p text:style-name="P33"><text:s text:c="16"/>setloc = loc1</text:p>
            <text:p text:style-name="P33"><text:s text:c="16"/>text = self.pretext + " ".join(self.name) + ": " + self.img2</text:p>
          </table:table-cell>
        </table:table-row>
      </table:table>
      <text:p text:style-name="P3"/>
      <text:p text:style-name="P2"/>
      <text:p text:style-name="P2"/>
      <text:list xml:id="list3088087245304632941" text:style-name="L1">
        <text:list-item>
          <text:p text:style-name="P38">Examples of implementations may be found in the examples folder included with this style guide.</text:p>
          <text:list>
            <text:list-item>
              <text:p text:style-name="P39">An indentation of four SPACE characters is standard. Please do not use tab '<text:span text:style-name="T54">\</text:span>t' characters. <text:span text:style-name="T89">Each operating system/text editor/code monkey handles those differently.</text:span></text:p>
            </text:list-item>
            <text:list-item>
              <text:p text:style-name="P40"><text:span text:style-name="T8">Reminder</text:span>: Here's a good rule of thumb. If you do anything that is genius, clever, weird, obfuscated, dumb, memory-intensive, confusing, or at the point that you don't know why it works... comment!</text:p>
            </text:list-item>
          </text:list>
        </text:list-item>
      </text:list>
      <text:p text:style-name="P21"/>
      <text:p text:style-name="P21"/>
      <table:table table:name="Table1" table:style-name="Table1">
        <table:table-column table:style-name="Table1.A"/>
        <table:table-row>
          <table:table-cell table:style-name="Table1.A1" office:value-type="string">
            <text:p text:style-name="P36">#######</text:p>
            <text:p text:style-name="P36"># File name: doublespeak.rpy</text:p>
            <text:p text:style-name="P36"># </text:p>
            <text:p text:style-name="P36"># Description: Allows multiple Characters to speak at once</text:p>
            <text:p text:style-name="P36"># </text:p>
            <text:p text:style-name="P36"># Original author: delta, Shiz</text:p>
            <text:p text:style-name="P36"># Modifications: Nolan/NintendoToad</text:p>
            <text:p text:style-name="P36"># </text:p>
            <text:p text:style-name="P36"># Type: Library, Screen</text:p>
            <text:p text:style-name="P36"># </text:p>
            <text:p text:style-name="P36"># Usage:</text:p>
            <text:p text:style-name="P36"># <text:s text:c="4"/>doublespeak Character() Character() String</text:p>
            <text:p text:style-name="P36"># --<text:span text:style-name="T90">o</text:span>r--</text:p>
            <text:p text:style-name="P36"># <text:s text:c="4"/>doublespeak Character() Character() String String</text:p>
            <text:p text:style-name="P36">#######</text:p>
          </table:table-cell>
        </table:table-row>
      </table:table>
      <text:p text:style-name="P21"/>
      <text:p text:style-name="P21"/>
      <text:list xml:id="list200548902382557" text:continue-numbering="true" text:style-name="L1">
        <text:list-item>
          <text:p text:style-name="P41"><text:soft-page-break/>Absolutely every file must have a file header.</text:p>
          <text:list>
            <text:list-item>
              <text:p text:style-name="P41"><text:span text:style-name="T9">Exception</text:span><text:span text:style-name="T19">: If is a script that uses a Character-Support file, ignore the remainder of the file header guidelines guidelines. The used Character-Support files, possible previous script files, and possible next script files are sufficient.</text:span></text:p>
            </text:list-item>
            <text:list-item>
              <text:p text:style-name="P42">The file header must include the intended file name.</text:p>
            </text:list-item>
            <text:list-item>
              <text:p text:style-name="P43">A description of the file's general purpose is to be written by either a coder or writer. It must summarize the purpose of most, if not all, objects in the file. <text:span text:style-name="T2">Exceptions: helper functions.</text:span></text:p>
            </text:list-item>
            <text:list-item>
              <text:p text:style-name="P44"><text:span text:style-name="T2">E</text:span>xcept for the first and last lines of the header, each line should begin with a pound symbol '#' and a <text:span text:style-name="T3">SPACE character.</text:span></text:p>
            </text:list-item>
            <text:list-item>
              <text:p text:style-name="P45"><text:span text:style-name="T3">N</text:span>o line within the file header is to exceed 80 characters.</text:p>
            </text:list-item>
            <text:list-item>
              <text:p text:style-name="P46">The original author's legal first name (if public), or at the very least TeamSpeak/reddit handle, are to be included.</text:p>
            </text:list-item>
            <text:list-item>
              <text:p text:style-name="P47">A module that implements two good ideas is still a bad idea. Please use two files!</text:p>
            </text:list-item>
            <text:list-item>
              <text:p text:style-name="P47">Usage should also be specified.</text:p>
            </text:list-item>
            <text:list-item>
              <text:p text:style-name="P48">A file should specify one or two (no more; either leave off third+ types or split your code into multiple files) of the following types: <text:span text:style-name="T4">[Library], [Screen], [Character-Support]</text:span></text:p>
            </text:list-item>
          </text:list>
        </text:list-item>
      </text:list>
      <text:p text:style-name="P22"/>
      <text:p text:style-name="P22"/>
      <table:table table:name="Table2" table:style-name="Table2">
        <table:table-column table:style-name="Table2.A"/>
        <table:table-row>
          <table:table-cell table:style-name="Table2.A1" office:value-type="string">
            <text:p text:style-name="P29"><text:s text:c="4"/>#####</text:p>
            <text:p text:style-name="P29"><text:s text:c="4"/># Function name: doublespeak_parse()</text:p>
            <text:p text:style-name="P29"><text:s text:c="4"/># </text:p>
            <text:p text:style-name="P29"><text:s text:c="4"/># Descripiton: Parses a lexer, separating it into parts.</text:p>
            <text:p text:style-name="P29"><text:s text:c="4"/># </text:p>
            <text:p text:style-name="P29"><text:s text:c="4"/># Parameters:</text:p>
            <text:p text:style-name="P29"><text:s text:c="4"/># lexer - arguments from the renpy statement</text:p>
            <text:p text:style-name="P29"><text:s text:c="4"/># </text:p>
            <text:p text:style-name="P29"><text:s text:c="4"/># Returns: The requested characters and messages as a dict</text:p>
            <text:p text:style-name="P29"><text:s text:c="4"/>#####</text:p>
          </table:table-cell>
        </table:table-row>
      </table:table>
      <text:p text:style-name="P23"/>
      <text:p text:style-name="P23"/>
      <text:list xml:id="list200550512934223" text:continue-numbering="true" text:style-name="L1">
        <text:list-item>
          <text:p text:style-name="P49">Every function <text:span text:style-name="T43">must have a function header, even if you are borrowing the function. Every function </text:span>you “<text:span text:style-name="T6">borrowed”</text:span> from somewhere else must specify the source.</text:p>
          <text:list>
            <text:list-item>
              <text:p text:style-name="P51"><text:span text:style-name="T8">Exception</text:span><text:span text:style-name="T20">: Strictly, </text:span><text:span text:style-name="T32">neither </text:span><text:span text:style-name="T31">inits for classes nor </text:span><text:span text:style-name="T20">callbacks are truly functions. If it makes more sense to only header these with the callback's purpose, do so.</text:span></text:p>
            </text:list-item>
            <text:list-item>
              <text:p text:style-name="P51"><text:span text:style-name="T18">Exception</text:span><text:span text:style-name="T30">: A function that only serves as a predict function (such as a function that is only a return statement) need not be commented. </text:span><text:span text:style-name="T33">Ditto for functions that serve only to return magic numbers based on other conditions. </text:span><text:span text:style-name="T34">(See the dyslexic_support.rpy example.)</text:span></text:p>
            </text:list-item>
            <text:list-item>
              <text:p text:style-name="P52"><text:span text:style-name="T8">Reminder</text:span>: A Character-Support function (these normally return Strings based on Character points) should specify the script in which it is called. Additional notes are redundant. <text:span text:style-name="T48">They should check store.* rather than take an argument.</text:span></text:p>
            </text:list-item>
            <text:list-item>
              <text:p text:style-name="P53"><text:span text:style-name="T48">T</text:span>he header <text:span text:style-name="T51">description </text:span>should specify what <text:span text:style-name="T52">the function's</text:span> purpose is – <text:span text:style-name="T53">especially if it is a helper function</text:span>.</text:p>
            </text:list-item>
            <text:list-item>
              <text:p text:style-name="P54">The header must specify arguments taken – <text:span text:style-name="T49">even if there are none</text:span>, and return values – <text:span text:style-name="T50">even if there are none</text:span>.</text:p>
            </text:list-item>
            <text:list-item>
              <text:p text:style-name="P55">It is good style to ensure that every function returns, even if there is no returned value at all. <text:span text:style-name="T44">This prevents us from believing that functions within functions are a good idea. </text:span><text:span text:style-name="T17">Exception</text:span><text:span text:style-name="T29">: immediately adding a function to an array of callback functions serves as a return statement for this purpose.</text:span></text:p>
            </text:list-item>
            <text:list-item>
              <text:p text:style-name="P56"><text:span text:style-name="T11">Reminder: </text:span><text:span text:style-name="T27">Generally speaking</text:span><text:span text:style-name="T21">, your function is not self-documenting. </text:span><text:span text:style-name="T28">As soon as you call </text:span><text:soft-page-break/><text:span text:style-name="T28">something along the lines of “renpy.*”, your code probably just became not self-documenting.</text:span></text:p>
            </text:list-item>
            <text:list-item>
              <text:p text:style-name="P50"><text:span text:style-name="T11">Exception</text:span><text:span text:style-name="T21">: </text:span><text:span text:style-name="T22">In</text:span><text:span text:style-name="T7"> the case of functions borrowed from the Ren'Py library, specifying the file name is sufficient. If the function is modified in any way, a full header is required.</text:span></text:p>
            </text:list-item>
            <text:list-item>
              <text:p text:style-name="P50"><text:span text:style-name="T10">R</text:span><text:span text:style-name="T15">eminder</text:span><text:span text:style-name="T25">: If, due to obfuscation, inaccessibility of documentation, or some other reason, the code does not inherently make sense while doing what you think it does, you do not need to comment borrowed functions asides from the header.</text:span></text:p>
            </text:list-item>
          </text:list>
        </text:list-item>
      </text:list>
      <text:p text:style-name="P24"/>
      <text:p text:style-name="P24"/>
      <table:table table:name="Table3" table:style-name="Table3">
        <table:table-column table:style-name="Table3.A"/>
        <table:table-row>
          <table:table-cell table:style-name="Table3.A1" office:value-type="string">
            <text:p text:style-name="P30"><text:s text:c="4"/>import collections #OrderedDict()</text:p>
            <text:p text:style-name="P37"><text:s text:c="4"/>from get_image_size import get_image_size, UnknownImageFormat, BadFile</text:p>
          </table:table-cell>
        </table:table-row>
      </table:table>
      <text:p text:style-name="P24"/>
      <text:p text:style-name="P24"/>
      <text:list xml:id="list200550344570188" text:continue-numbering="true" text:style-name="L1">
        <text:list-item>
          <text:p text:style-name="P57">Every import statement is to be commented.</text:p>
          <text:list>
            <text:list-item>
              <text:p text:style-name="P57">The members used from the import statement need be listed. Additional data is redundant.</text:p>
            </text:list-item>
            <text:list-item>
              <text:p text:style-name="P58">From statements are generally self-documenting and need not be commented.</text:p>
            </text:list-item>
          </text:list>
        </text:list-item>
      </text:list>
      <text:p text:style-name="P10"/>
      <text:p text:style-name="P10"/>
      <table:table table:name="Table4" table:style-name="Table4">
        <table:table-column table:style-name="Table4.A"/>
        <table:table-row>
          <table:table-cell table:style-name="Table4.A1" office:value-type="string">
            <text:p text:style-name="P31"><text:s text:c="8"/># Other screens should behave differently or not appear if we are in</text:p>
            <text:p text:style-name="P31"><text:s text:c="8"/># countdown.</text:p>
            <text:p text:style-name="P31"><text:s text:c="4"/>$ in_countdown = False</text:p>
          </table:table-cell>
        </table:table-row>
      </table:table>
      <text:p text:style-name="P10"/>
      <text:p text:style-name="P10"/>
      <text:p text:style-name="P10"/>
      <text:list xml:id="list200551037795098" text:continue-numbering="true" text:style-name="L1">
        <text:list-item>
          <text:p text:style-name="P59">Every global/<text:span text:style-name="T42">Ren'Py</text:span> variable is to be commented.</text:p>
          <text:list>
            <text:list-item>
              <text:p text:style-name="P60">If the comment is above the variable in question, the comment should be indented. A comment should not be added to the right of a line if the line would be – or already is – 80 characters.</text:p>
            </text:list-item>
            <text:list-item>
              <text:p text:style-name="P61"><text:span text:style-name="T8">Exception/Reminder</text:span>: Styles tend to be global. <text:span text:style-name="T40">You only need to comment the style.create function of a style declaration, assuming that the children of the style are directly below the style.create call. (If they don't, you are insane.) </text:span></text:p>
            </text:list-item>
            <text:list-item>
              <text:p text:style-name="P61"><text:span text:style-name="T14">R</text:span><text:span text:style-name="T13">eminder</text:span><text:span text:style-name="T24">: T</text:span><text:span text:style-name="T23">his includes </text:span><text:span text:style-name="T37">characters</text:span><text:span text:style-name="T23">. Character() objects </text:span><text:span text:style-name="T35">are only global once they are declared. Therefore, </text:span><text:span text:style-name="T38">characters</text:span><text:span text:style-name="T35"> may be </text:span><text:span text:style-name="T23">unique to a route, </text:span><text:span text:style-name="T36">but should still be commented</text:span><text:span text:style-name="T23">.</text:span></text:p>
            </text:list-item>
          </text:list>
        </text:list-item>
      </text:list>
      <text:p text:style-name="P25"/>
      <text:p text:style-name="P25"/>
      <table:table table:name="Table5" table:style-name="Table5">
        <table:table-column table:style-name="Table5.A"/>
        <table:table-row>
          <table:table-cell table:style-name="Table5.A1" office:value-type="string">
            <text:p text:style-name="P32"># Shows the bar as it depletes, and the timer. Recolors if necessary. Forces a </text:p>
            <text:p text:style-name="P32"># jump if necessary.</text:p>
            <text:p text:style-name="P32">screen countdown:</text:p>
            <text:p text:style-name="P32"><text:s text:c="4"/><text:span text:style-name="T83">#...</text:span></text:p>
          </table:table-cell>
        </table:table-row>
      </table:table>
      <text:p text:style-name="P25"/>
      <text:p text:style-name="P25"/>
      <text:p text:style-name="P25"/>
      <text:list xml:id="list200549490793839" text:continue-numbering="true" text:style-name="L1">
        <text:list-item>
          <text:p text:style-name="P62">A Ren'Py block (especially screens that took more than 10 minutes to write) should really have a header as well. </text:p>
          <text:list>
            <text:list-item>
              <text:p text:style-name="P63">Only specifying its purpose is necessary for a header; there should be additional comments in the screen itself.</text:p>
            </text:list-item>
          </text:list>
        </text:list-item>
      </text:list>
      <text:p text:style-name="P26"/>
      <text:p text:style-name="P26"/>
      <table:table table:name="Table7" table:style-name="Table7">
        <table:table-column table:style-name="Table7.A"/>
        <text:soft-page-break/>
        <table:table-row>
          <table:table-cell table:style-name="Table7.A1" office:value-type="string">
            <text:p text:style-name="P34"># declare styles for red/white countdown bar</text:p>
            <text:p text:style-name="P34">init -1:</text:p>
            <text:p text:style-name="P34"><text:s text:c="4"/>$ cdw_color = (255, 0, 0, 255) # the color red</text:p>
          </table:table-cell>
        </table:table-row>
      </table:table>
      <text:p text:style-name="P26"/>
      <text:p text:style-name="P26"/>
      <text:list xml:id="list200550616046053" text:continue-numbering="true" text:style-name="L1">
        <text:list-item>
          <text:p text:style-name="P48">Every Ren'Py init block is to be commented.</text:p>
          <text:list>
            <text:list-item>
              <text:p text:style-name="P64"><text:span text:style-name="T8">Reminder</text:span>: these are in the form of “init int” <text:span text:style-name="T5">without 'python'. Pythonic blocks do not need a comment.</text:span></text:p>
            </text:list-item>
            <text:list-item>
              <text:p text:style-name="P65"><text:span text:style-name="T12">E</text:span><text:span text:style-name="T8">xception</text:span>: <text:span text:style-name="T39">init blocks holding only global variables</text:span></text:p>
            </text:list-item>
          </text:list>
        </text:list-item>
      </text:list>
      <text:p text:style-name="P27"/>
      <text:p text:style-name="P27"/>
      <table:table table:name="Table8" table:style-name="Table8">
        <table:table-column table:style-name="Table8.A"/>
        <table:table-row>
          <table:table-cell table:style-name="Table8.A1" office:value-type="string">
            <text:p text:style-name="P35">screen countdown:</text:p>
            <text:p text:style-name="P35"><text:s text:c="4"/>tag countdown_tag</text:p>
            <text:p text:style-name="P35"><text:s text:c="8"/># move timer every 0.1 seconds</text:p>
            <text:p text:style-name="P35"><text:s text:c="4"/>timer 0.1 repeat True action If(time &gt; 0,</text:p>
            <text:p text:style-name="P35"><text:s text:c="8"/>true=SetVariable('time', time - 0.1),</text:p>
            <text:p text:style-name="P35"><text:s text:c="8"/>false=[SetVariable('in_countdown', False),</text:p>
            <text:p text:style-name="P35"><text:s text:c="12"/>Hide('countdown'),</text:p>
            <text:p text:style-name="P35"><text:s text:c="12"/>Jump(timer_jump)])</text:p>
            <text:p text:style-name="P35"><text:s text:c="4"/>if time &gt; 3:</text:p>
            <text:p text:style-name="P35"><text:s text:c="8"/># white bar for lots of time left</text:p>
            <text:p text:style-name="P35"><text:s text:c="8"/># -- code truncated --</text:p>
            <text:p text:style-name="P35"><text:s text:c="4"/>if time &lt; 0:</text:p>
            <text:p text:style-name="P35"><text:s text:c="8"/># redundantly set in_countdown to False just in case</text:p>
            <text:p text:style-name="P35"><text:s text:c="8"/>$ in_countdown = False</text:p>
          </table:table-cell>
        </table:table-row>
      </table:table>
      <text:p text:style-name="P27"/>
      <text:p text:style-name="P27"/>
      <text:p text:style-name="P27"/>
      <text:list xml:id="list200549430560856" text:continue-numbering="true" text:style-name="L1">
        <text:list-item>
          <text:p text:style-name="P66"><text:span text:style-name="T39">E</text:span>very Ren'Py sub-block is to be commented.</text:p>
          <text:list>
            <text:list-item>
              <text:p text:style-name="P67"><text:span text:style-name="T77">Most members of l</text:span>abels, screens, etc. <text:span text:style-name="T78">Comments should probably be under the more “obvious” objects, such as tag members.</text:span></text:p>
            </text:list-item>
            <text:list-item>
              <text:p text:style-name="P66"><text:span text:style-name="T16">Only if</text:span><text:span text:style-name="T26">:</text:span> … <text:span text:style-name="T45">if you are drawing a UI element that is a member of a separate object, or are declaring a label that is to be used as a function. (Well, this should be most of the time.) In the latter case, give it a header as you would a function. </text:span><text:span text:style-name="T79">Why is this a rule?</text:span><text:span text:style-name="T60"> </text:span><text:span text:style-name="T61">Most </text:span><text:span text:style-name="T62">members of the ui class do not have an inherently obvious purpose. </text:span><text:span text:style-name="T63">And if you are using a Ren'Py label as a function, there had best be a reason why.</text:span></text:p>
            </text:list-item>
          </text:list>
        </text:list-item>
      </text:list>
      <text:p text:style-name="P12"/>
      <text:list xml:id="list200549787934680" text:continue-numbering="true" text:style-name="L1">
        <text:list-item>
          <text:p text:style-name="P68"><text:span text:style-name="T63">P</text:span><text:span text:style-name="T59">ythonic sub-blocks generally should be commented, but this is not as necessary as the above rules.</text:span></text:p>
          <text:p text:style-name="P69"/>
        </text:list-item>
        <text:list-item>
          <text:p text:style-name="P70"><text:span text:style-name="T41">E</text:span>very image should be self documenting <text:span text:style-name="T47">by the name alone</text:span>.</text:p>
          <text:list>
            <text:list-item>
              <text:p text:style-name="P70">The name of the image object should still be less than 80 characters. If it is longer, please get help from another coder, <text:span text:style-name="T46">or your assigned writer.</text:span>.</text:p>
            </text:list-item>
          </text:list>
          <text:p text:style-name="P71"/>
        </text:list-item>
        <text:list-item>
          <text:p text:style-name="P71">Having a copypaste text file for each header type is a good idea.</text:p>
        </text:list-item>
      </text:list>
      <text:p text:style-name="P28"/>
      <text:p text:style-name="P28"/>
      <text:p text:style-name="P28"/>
      <text:p text:style-name="P28"/>
      <text:list xml:id="list200549826443047" text:continue-numbering="true" text:style-name="L1">
        <text:list-header>
          <text:p text:style-name="P72"><text:soft-page-break/><text:span text:style-name="T80">Label</text:span> <text:span text:style-name="T55">Rules</text:span><text:span text:style-name="T57"> – </text:span><text:span text:style-name="T66">These </text:span><text:span text:style-name="T67">apply to Ren'Py label definitions.</text:span></text:p>
        </text:list-header>
      </text:list>
      <text:p text:style-name="P8"/>
      <text:list xml:id="list6869322328319863937" text:style-name="L2">
        <text:list-item>
          <text:p text:style-name="P74"><text:span text:style-name="T70">A</text:span><text:span text:style-name="T64">ll non-story labels need </text:span><text:span text:style-name="T71">a label header.</text:span></text:p>
          <text:list>
            <text:list-item>
              <text:p text:style-name="P75"><text:span text:style-name="T71">A</text:span><text:span text:style-name="T64">gain, labels that serve as functions rather than an actual label should be </text:span><text:span text:style-name="T72">headered</text:span><text:span text:style-name="T64"> as a function rather than a label. </text:span><text:span text:style-name="T73">The main difference is that most labels are not expected to return an actual value, or serve as a menu.</text:span></text:p>
            </text:list-item>
            <text:list-item>
              <text:p text:style-name="P76"><text:span text:style-name="T73">S</text:span><text:span text:style-name="T64">tory labels require no header, but should have a patently-obvious name.</text:span></text:p>
            </text:list-item>
          </text:list>
        </text:list-item>
      </text:list>
      <text:p text:style-name="P13"/>
      <text:list xml:id="list200549021632644" text:continue-numbering="true" text:style-name="L2">
        <text:list-item>
          <text:p text:style-name="P77"><text:span text:style-name="T73">I</text:span><text:span text:style-name="T64">f a label's purpose cannot be mostly garnered from its name, something is wrong.</text:span></text:p>
        </text:list-item>
      </text:list>
      <text:p text:style-name="P11"/>
      <text:list xml:id="list200550223785169" text:continue-numbering="true" text:style-name="L2">
        <text:list-item>
          <text:p text:style-name="P78"><text:span text:style-name="T73">T</text:span><text:span text:style-name="T64">here are no other rules governing Labels.</text:span></text:p>
        </text:list-item>
      </text:list>
      <text:p text:style-name="P14"/>
      <text:p text:style-name="P14"/>
      <text:p text:style-name="P14"/>
      <text:list xml:id="list200550093928750" text:continue-list="list200549826443047" text:style-name="L1">
        <text:list-header>
          <text:p text:style-name="P73"><text:span text:style-name="T81">Screen</text:span> <text:span text:style-name="T55">Rules</text:span><text:span text:style-name="T57"> – </text:span><text:span text:style-name="T66">These </text:span><text:span text:style-name="T67">apply to Ren'Py </text:span><text:span text:style-name="T68">screen</text:span><text:span text:style-name="T67"> definitions.</text:span></text:p>
        </text:list-header>
      </text:list>
      <text:p text:style-name="P9"/>
      <text:list xml:id="list8445943216081985481" text:style-name="L3">
        <text:list-item>
          <text:p text:style-name="P79"><text:span text:style-name="T74">I</text:span><text:span text:style-name="T64">f you think you need to define a screen specifically for your assigned route, then one of the following are true: (A): </text:span><text:span text:style-name="T75">You are doing something wrong.</text:span><text:span text:style-name="T64"> … or (B): </text:span><text:span text:style-name="T75">You are doing something incredibly right – so right, that other coders should consider using this new screen for their routes.</text:span><text:span text:style-name="T64"> </text:span></text:p>
          <text:list>
            <text:list-item>
              <text:p text:style-name="P81">Please contact a coding coordinator if you feel the need to make a new screen.</text:p>
            </text:list-item>
          </text:list>
        </text:list-item>
      </text:list>
      <text:p text:style-name="P15"/>
      <text:p text:style-name="P15"/>
      <text:p text:style-name="P15"/>
      <text:p text:style-name="P6">Character-Support Library Rules<text:span text:style-name="T56"> – </text:span><text:span text:style-name="T65">Collections of functions for routes</text:span></text:p>
      <text:p text:style-name="P16"/>
      <text:list xml:id="list8033040704517334952" text:style-name="L4">
        <text:list-item>
          <text:p text:style-name="P82">All file names should be in the form of CharacterName_##.</text:p>
          <text:list>
            <text:list-item>
              <text:p text:style-name="P83">NolanLemahn_01.rpy for instance.</text:p>
            </text:list-item>
          </text:list>
        </text:list-item>
      </text:list>
      <text:p text:style-name="P17"/>
      <text:list xml:id="list200550142573086" text:continue-numbering="true" text:style-name="L4">
        <text:list-item>
          <text:p text:style-name="P84">Most functions <text:span text:style-name="T84">need</text:span> not be commented, should only check a variable in store.*, and return a String.</text:p>
          <text:list>
            <text:list-item>
              <text:p text:style-name="P87"><text:span text:style-name="T58">You will still be Supe</text:span><text:span text:style-name="T88">rSorry</text:span><text:span text:style-name="T85">™ </text:span><text:span text:style-name="T86">if you </text:span><text:span text:style-name="T87">need to make edits to these functions later, but have a had time finding where the function's name is, or where it is used.</text:span></text:p>
            </text:list-item>
          </text:list>
        </text:list-item>
      </text:list>
      <text:p text:style-name="P18"/>
      <text:p text:style-name="P18"/>
      <text:p text:style-name="P18"/>
      <text:p text:style-name="P7">Library Rules<text:span text:style-name="T56"> – </text:span><text:span text:style-name="T69">When you actually add functionality</text:span></text:p>
      <text:p text:style-name="P19"/>
      <text:list xml:id="list4549848899588658487" text:style-name="L5">
        <text:list-item>
          <text:p text:style-name="P80"><text:span text:style-name="T76">E</text:span><text:span text:style-name="T64">ach library should either implement only one additional functionality, or should be a collection of relatable functions.</text:span></text:p>
          <text:list>
            <text:list-item>
              <text:p text:style-name="P85">For usage, the method of invoking the functionality should be specified.</text:p>
            </text:list-item>
            <text:list-item>
              <text:p text:style-name="P86">Contact a coding coordinator before writing a library that implements more than one significant functionality.</text:p>
            </text:list-item>
          </text:list>
        </text:list-item>
      </text:list>
      <text:p text:style-name="P20"/>
      <text:p text:style-name="P20"/>
      <text:p text:style-name="P2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16:16:37.915838000</meta:creation-date>
    <dc:date>2014-12-19T20:05:48.844142000</dc:date>
    <meta:editing-duration>PT12H46M45S</meta:editing-duration>
    <meta:editing-cycles>203</meta:editing-cycles>
    <meta:generator>LibreOffice/4.1.3.2$MacOSX_x86 LibreOffice_project/70feb7d99726f064edab4605a8ab840c50ec57a</meta:generator>
    <meta:document-statistic meta:table-count="8" meta:image-count="0" meta:object-count="0" meta:page-count="5" meta:paragraph-count="128" meta:word-count="1603" meta:character-count="9923" meta:non-whitespace-character-count="8077"/>
  </office:meta>
</office:document-meta>
</file>